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9"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1];[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2];[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3];[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5];[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6];[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7];[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5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9];[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0];[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1];[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7];[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8];[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0];[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1];[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2];[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8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9];[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0];[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1];[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2];[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3];[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96];[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7];[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9];[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0];[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1];[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2];[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3];[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4];[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05];[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6];[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7];[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8];[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9];[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0];[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1];[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2];[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3];[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4];[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15];[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6];[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7];[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8];[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9];[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0];[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1];[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3];[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24];[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25];[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6];[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7];[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1];[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2];[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3];[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8];[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9];[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1];[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7" office:value-type="float" office:value="26.55833888888889">
            <text:p>26.5583389</text:p>
          </table:table-cell>
          <table:table-cell table:style-name="ce27" office:value-type="float" office:value="47.17212222222222">
            <text:p>47.1721222</text:p>
          </table:table-cell>
          <table:table-cell table:style-name="ce24" table:formula="oooc:=VLOOKUP([.F14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7" office:value-type="float" office:value="23.3108">
            <text:p>23.3108000</text:p>
          </table:table-cell>
          <table:table-cell table:style-name="ce27" office:value-type="float" office:value="39.84889166666667">
            <text:p>39.8488917</text:p>
          </table:table-cell>
          <table:table-cell table:style-name="ce24" table:formula="oooc:=VLOOKUP([.F14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4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4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4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4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4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5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5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55];[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6];[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7];[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58];[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59];[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0];[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1];[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62];[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63];[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8"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64];[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65];[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66];[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67];[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6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6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0];[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1];[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72];[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73];[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74];[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75];[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76];[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77];[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78];[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79];[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0];[Styles.A$1:.C$400];2)" office:value-type="string">
            <text:p>Village, hamlet</text:p>
          </table:table-cell>
          <table:table-cell table:style-name="ce24" office:value-type="float" office:value="713">
            <text:p>713</text:p>
          </table:table-cell>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7" table:formula="oooc:=[.A5]+[.B5]/60+[.C5]/3600" office:value-type="string">
            <text:p>26.5583389</text:p>
          </table:table-cell>
          <table:table-cell table:style-name="ce27"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2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